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9A9D0558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ize="10pt" style:font-size-asian="10pt" style:font-size-complex="10pt"/>
    </style:style>
    <style:style style:name="P10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1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3" style:family="paragraph" style:parent-style-name="Text_20_body">
      <style:text-properties style:font-name="Bitstream Vera Serif" fo:font-style="italic" style:font-style-asian="italic" style:font-style-complex="italic"/>
    </style:style>
    <style:style style:name="P14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5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16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7" style:family="paragraph" style:parent-style-name="Text_20_body_20_indent">
      <style:paragraph-properties fo:break-before="page"/>
      <style:text-properties style:font-name="Bitstream Vera Serif"/>
    </style:style>
    <style:style style:name="P18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9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0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1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22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23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24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6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27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P28" style:family="paragraph" style:parent-style-name="Text_20_body_20_indent" style:list-style-name="L2">
      <style:text-properties style:font-name="Bitstream Vera Sans"/>
    </style:style>
    <style:style style:name="P29" style:family="paragraph" style:parent-style-name="Text_20_body_20_indent" style:list-style-name="L1">
      <style:text-properties style:font-name="Bitstream Vera Serif"/>
    </style:style>
    <style:style style:name="P30" style:family="paragraph" style:parent-style-name="Text_20_body_20_indent" style:list-style-name="L3">
      <style:text-properties style:font-name="Bitstream Vera Serif"/>
    </style:style>
    <style:style style:name="P31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32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33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4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5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6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7" style:family="paragraph" style:parent-style-name="Text_20_body_20_indent" style:list-style-name="L4">
      <style:paragraph-properties fo:margin-left="0cm" fo:margin-right="0cm" fo:margin-top="0cm" fo:margin-bottom="0.212cm" fo:text-indent="0cm" style:auto-text-indent="false"/>
      <style:text-properties style:font-name="Bitstream Vera Serif" fo:font-size="10pt" style:font-size-asian="10pt" style:font-size-complex="10pt"/>
    </style:style>
    <style:style style:name="P38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9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40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41" style:family="paragraph" style:parent-style-name="Heading_20_1">
      <style:paragraph-properties fo:text-align="center" style:justify-single-word="false"/>
      <style:text-properties style:font-name="Bitstream Vera Serif"/>
    </style:style>
    <style:style style:name="P42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43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44" style:family="paragraph" style:parent-style-name="Standard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weight="bold" style:font-weight-asian="bold" style:font-weight-complex="bold"/>
    </style:style>
    <style:style style:name="T10" style:family="text">
      <style:text-properties style:font-name="Bitstream Vera Serif" fo:font-style="normal" style:font-style-asian="normal" style:font-style-complex="normal"/>
    </style:style>
    <style:style style:name="T11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erif" fo:font-size="12pt" style:font-size-asian="12pt" style:font-size-complex="12pt"/>
    </style:style>
    <style:style style:name="T14" style:family="text"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2"/>
      <text:h text:style-name="P42" text:outline-level="1">scribite! 3.0</text:h>
      <text:h text:style-name="P43" text:outline-level="1">administrator documentation</text:h>
      <text:p text:style-name="P12"/>
      <text:p text:style-name="P12"/>
      <text:p text:style-name="P12"/>
      <text:p text:style-name="P12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3.0 is only for Zikula 1.1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2">Author: Sven Schomacker (hilope)</text:p>
      <text:p text:style-name="P12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xml:id="list29556181" text:style-name="L1">
        <text:list-item>
          <text:h text:style-name="P25" text:outline-level="2">Features</text:h>
        </text:list-item>
      </text:list>
      <text:p text:style-name="P18">scribit<text:span text:style-name="T14">e! adds wysiwyg functionality to textarea fields in the following modules:</text:span></text:p>
      <text:list xml:id="list29536877" text:style-name="L2">
        <text:list-item>
          <text:list>
            <text:list-item>
              <text:p text:style-name="P28">About</text:p>
            </text:list-item>
            <text:list-item>
              <text:p text:style-name="P28">Admin_Messages</text:p>
            </text:list-item>
            <text:list-item>
              <text:p text:style-name="P28">Blocks</text:p>
            </text:list-item>
            <text:list-item>
              <text:p text:style-name="P28">Book</text:p>
            </text:list-item>
            <text:list-item>
              <text:p text:style-name="P28">Content</text:p>
            </text:list-item>
            <text:list-item>
              <text:p text:style-name="P28">ContentExpress</text:p>
            </text:list-item>
            <text:list-item>
              <text:p text:style-name="P28">cotype</text:p>
            </text:list-item>
            <text:list-item>
              <text:p text:style-name="P28">crpCalendar</text:p>
            </text:list-item>
            <text:list-item>
              <text:p text:style-name="P28">element</text:p>
            </text:list-item>
            <text:list-item>
              <text:p text:style-name="P28">Eventliner</text:p>
            </text:list-item>
            <text:list-item>
              <text:p text:style-name="P28">eventia</text:p>
            </text:list-item>
            <text:list-item>
              <text:p text:style-name="P28">FAQ</text:p>
            </text:list-item>
            <text:list-item>
              <text:p text:style-name="P28">htmlpages</text:p>
            </text:list-item>
            <text:list-item>
              <text:p text:style-name="P28">Mailer</text:p>
            </text:list-item>
            <text:list-item>
              <text:p text:style-name="P28">mediashare</text:p>
            </text:list-item>
            <text:list-item>
              <text:p text:style-name="P28">News</text:p>
            </text:list-item>
            <text:list-item>
              <text:p text:style-name="P28">PagEd</text:p>
            </text:list-item>
            <text:list-item>
              <text:p text:style-name="P28">Pages</text:p>
            </text:list-item>
            <text:list-item>
              <text:p text:style-name="P28">pagesetter</text:p>
            </text:list-item>
            <text:list-item>
              <text:p text:style-name="P28">PhotoGallery</text:p>
            </text:list-item>
            <text:list-item>
              <text:p text:style-name="P28">pncommerce</text:p>
            </text:list-item>
            <text:list-item>
              <text:p text:style-name="P28">pnForum</text:p>
            </text:list-item>
            <text:list-item>
              <text:p text:style-name="P28">pnhelp</text:p>
            </text:list-item>
            <text:list-item>
              <text:p text:style-name="P28">pnMessages</text:p>
            </text:list-item>
            <text:list-item>
              <text:p text:style-name="P28">pnWebLog</text:p>
            </text:list-item>
            <text:list-item>
              <text:p text:style-name="P28">Profile</text:p>
            </text:list-item>
            <text:list-item>
              <text:p text:style-name="P28">PostCalendar</text:p>
            </text:list-item>
            <text:list-item>
              <text:p text:style-name="P28">Reviews</text:p>
            </text:list-item>
            <text:list-item>
              <text:p text:style-name="P28">ShoppingCart</text:p>
            </text:list-item>
            <text:list-item>
              <text:p text:style-name="P28">tFAQ</text:p>
            </text:list-item>
            <text:list-item>
              <text:p text:style-name="P28">TimeIt</text:p>
            </text:list-item>
          </text:list>
        </text:list-item>
      </text:list>
      <text:list xml:id="list29572573" text:continue-list="list29556181" text:style-name="L1">
        <text:list-item>
          <text:h text:style-name="P25" text:outline-level="2">scribite! Update</text:h>
        </text:list-item>
      </text:list>
      <text:p text:style-name="P7">If scribite! is installed in a lower version it can be updated right from module administration after all files in modules/scribite have been updated.</text:p>
      <text:p text:style-name="P7">Since version 1.2 the editors files/javascripts have moved to /javascript/scribite_editors and from /modules/scribite/pnincludes.</text:p>
      <text:p text:style-name="P7">In the administration a warning will be shown because the popups are not working correct since pn.8 uses a .htaccess restriction for the modules folder.</text:p>
      <text:list xml:id="list29573690" text:continue-numbering="true" text:style-name="L1">
        <text:list-item>
          <text:h text:style-name="P27" text:outline-level="2">scribite! installation</text:h>
          <text:list>
            <text:list-item>
              <text:p text:style-name="P29">Upload all files to <text:span text:style-name="T1">modules/scribite</text:span> </text:p>
            </text:list-item>
            <text:list-item>
              <text:p text:style-name="P29">Upload the editors you wish to use to <text:span text:style-name="T1">javascript/scribite_editors.</text:span></text:p>
            </text:list-item>
            <text:list-item>
              <text:p text:style-name="P29">In modules administration regenerate the module list and initialize the new scribite! module and activate it.</text:p>
            </text:list-item>
            <text:list-item>
              <text:p text:style-name="P29">In <text:s/>scribite! administration make the desired settings.</text:p>
            </text:list-item>
            <text:list-item>
              <text:p text:style-name="P29">Some modules are not working „out of the box“ with scribite! and have to be modified a little bit:</text:p>
              <text:list>
                <text:list-item>
                  <text:p text:style-name="P31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35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6"><text:span text:style-name="T1">CoType 1.0</text:span><text:line-break/><text:span text:style-name="T5">The required files are in </text:span><text:span text:style-name="T9">pndocs/ext_modules</text:span><text:span text:style-name="T5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29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9">Done.</text:p>
            </text:list-item>
          </text:list>
        </text:list-item>
      </text:list>
      <text:p text:style-name="P14"/>
      <text:p text:style-name="P15"/>
      <text:list xml:id="list29576616" text:continue-numbering="true" text:style-name="L1">
        <text:list-item>
          <text:h text:style-name="P23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3"/>
      <text:p text:style-name="P7">If the module you want to use with scribite! is not in the list you can add it to scribite!.</text:p>
      <text:p text:style-name="P7">You need the following:</text:p>
      <text:list xml:id="list29556828" text:style-name="L3">
        <text:list-item>
          <text:p text:style-name="P30">module name (not alias name, only folder name in modules folder)</text:p>
        </text:list-item>
        <text:list-item>
          <text:p text:style-name="P30">module functions where scribite! shall be activated<text:line-break/>If it is an old module without func parameters or all funcs shall be used you can use „all“.</text:p>
        </text:list-item>
        <text:list-item>
          <text:p text:style-name="P30">Textarea id's, where the editor should be used<text:line-break/>If all id's should be converted into wysiwyg you can use „all“.</text:p>
        </text:list-item>
      </text:list>
      <text:list xml:id="list29572543" text:continue-list="list29576616" text:style-name="L1">
        <text:list-item>
          <text:h text:style-name="P39" text:outline-level="3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3"/>
      <text:p text:style-name="P7">If module functions change you can use the edit button to update the module with all the functions and textarea id's.</text:p>
      <text:p text:style-name="P10">Same requirements as mentioned in „Add new modules“ („all“ parameters). For PagEd you can use „PagEd“ in id's field in order not to get all fileds converted into editors.</text:p>
      <text:list xml:id="list29581977" text:continue-numbering="true" text:style-name="L1">
        <text:list-item>
          <text:h text:style-name="P39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3"/>
      <text:p text:style-name="P10">Here you can delete a module completely from scribite!.</text:p>
      <text:list xml:id="list29577269" text:continue-numbering="true" text:style-name="L1">
        <text:list-item>
          <text:h text:style-name="P39" text:outline-level="3">Templates</text:h>
        </text:list-item>
      </text:list>
      <text:p text:style-name="P19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19">If a file <text:span text:style-name="T11">scribite_EDITOR_MODULENAME.htm</text:span><text:span text:style-name="T10"> exists it will be used instead of the default template, so you have the possibility to get different editors for different modules.</text:span></text:p>
      <text:p text:style-name="P19">Module authors can make an api call for scribite! directly (see extra documentation) where a special template can be called in order to set own parameters for scribite!.</text:p>
      <text:list xml:id="list29556894" text:continue-numbering="true" text:style-name="L1">
        <text:list-item>
          <text:h text:style-name="P26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7">Configuration can be done in <text:span text:style-name="T1">pntemplates/scribite_xinha_editorheader.htm</text:span>. (also see 7. Templates)</text:p>
      <text:p text:style-name="P7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2">http://xinha.webfactional.com/</text:span></text:a><text:a xlink:type="simple" xlink:href="http://xinha.webfictional.com/"><text:span text:style-name="T12"> </text:span></text:a><text:span text:style-name="T13"><text:s/>.</text:span></text:p>
      <text:p text:style-name="Text_20_body_20_indent"><text:span text:style-name="T5">The plugins are described here </text:span><text:a xlink:type="simple" xlink:href="http://xinha.webfactional.com/wiki/Plugins"><text:span text:style-name="T5">http://xinha.</text:span></text:a><text:a xlink:type="simple" xlink:href="http://xinha.webfactional.com/wiki/Plugins"><text:span text:style-name="T12">webfactional.com</text:span></text:a><text:a xlink:type="simple" xlink:href="http://xinha.webfactional.com/wiki/Plugins"><text:span text:style-name="T5">/wiki/Plugins</text:span></text:a><text:span text:style-name="T5"> .</text:span></text:p>
      <text:p text:style-name="P7">GetHtml as plugins is recommended.</text:p>
      <text:p text:style-name="P20">The plugin „ExtendedFileManager“ is at the moment not configurable in the administration of scribite!. <text:line-break/>If needed the file /javascript/scribite_editors/xinha/plugins/ExtendedFileManager/config.inc.php has to be edited for your needs.<text:line-break/><text:line-break/>Ex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p text:style-name="P9"/>
      <text:p text:style-name="P21">Caution:</text:p>
      <text:p text:style-name="P20">For security reasons the images folder should contain a .htaccess file with the following content (see example file at xinha/plugins/ImageManager/demo_images/.htaccess)</text:p>
      <text:p text:style-name="P22"><text:tab/>&lt;IfModule mod_php.c&gt;</text:p>
      <text:p text:style-name="P22"><text:tab/><text:tab/> <text:s/>php_flag engine off</text:p>
      <text:p text:style-name="P22"><text:tab/>&lt;/IfModule&gt;</text:p>
      <text:p text:style-name="P22"><text:tab/>AddType text/html .html .htm .shtml .php .php3 .phtml .phtm .pl .py .cgi</text:p>
      <text:p text:style-name="P22"/>
      <text:list xml:id="list29559140" text:style-name="L4">
        <text:list-header>
          <text:p text:style-name="P37">See also <text:a xlink:type="simple" xlink:href="http://trac.xinha.org/ticket/1363">http://trac.xinha.org/ticket/1363</text:a>.</text:p>
        </text:list-header>
      </text:list>
      <text:p text:style-name="P17"/>
      <text:list xml:id="list29563564" text:continue-list="list29556894" text:style-name="L1">
        <text:list-item>
          <text:h text:style-name="P23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7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7">If you want to use TinyMCPUK you have to do the following (thanks to <text:s/>Erik Spaan<text:span text:style-name="T5">):</text:span></text:p>
      <text:list xml:id="list29537288" text:style-name="L5">
        <text:list-item>
          <text:p text:style-name="P32">Make folder for uploading pics<text:line-break/> (default: /images/tinymcpuk)</text:p>
        </text:list-item>
        <text:list-item>
          <text:p text:style-name="P32">Make subfolders for different file types (Image, Media, File and Flash).</text:p>
        </text:list-item>
        <text:list-item>
          <text:p text:style-name="P32">CHMOD 777 all of the above folders.</text:p>
        </text:list-item>
      </text:list>
      <text:p text:style-name="P4">If you want to use a different folder than <text:s/>images/tinymcpuk for uploading edit the following:</text:p>
      <text:list xml:id="list29542493" text:style-name="L6">
        <text:list-item>
          <text:p text:style-name="P33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xml:id="list29548111" text:style-name="L7">
        <text:list-item>
          <text:p text:style-name="P34">/javascript/scribite_editors/tiny_mce/filemanager/connectors/php/config.php<text:line-break/>$fckphp_config['UserFilesPath'] = "/images/tinymcpuk" ;</text:p>
          <text:p text:style-name="P38"/>
        </text:list-item>
      </text:list>
      <text:p text:style-name="P16"/>
      <text:list xml:id="list29574641" text:continue-list="list29563564" text:style-name="L1">
        <text:list-item>
          <text:h text:style-name="P23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7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14"/>
      <text:p text:style-name="P15"/>
      <text:list xml:id="list29566582" text:continue-numbering="true" text:style-name="L1">
        <text:list-item>
          <text:h text:style-name="P23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3"/>
      <text:p text:style-name="P7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openwebware.com/products/openwysiwyg/docs/"><text:span text:style-name="T5">http://www.openwebware.com/products/openwysiwyg/docs/</text:span></text:a><text:span text:style-name="T5"> .</text:span></text:p>
      <text:p text:style-name="P7">The integrated Imagemanager (only full mode) uses /images in order to have access to general pics from Zikula/Postnuke.</text:p>
      <text:p text:style-name="P7">If you want uploading:</text:p>
      <text:list xml:id="list29537436" text:style-name="L8">
        <text:list-item>
          <text:p text:style-name="P44">Make folder images/openwysiwyg and CHMOD 777 </text:p>
        </text:list-item>
        <text:list-item>
          <text:p text:style-name="P44">Modify (only neede if you want to use a different folder than<text:line-break/> images/ <text:span text:style-name="T5">openwysiwyg</text:span> 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15"/>
      <text:list xml:id="list29569719" text:continue-list="list29566582" text:style-name="L1">
        <text:list-item>
          <text:h text:style-name="P23" text:outline-level="2"><draw:frame draw:style-name="fr3" draw:name="Grafik10" text:anchor-type="paragraph" svg:x="13.563cm" svg:y="0.187cm" svg:width="3.953cm" svg:height="1.602cm" draw:z-index="7"><draw:image xlink:href="Pictures/10000000000000ED000000609A9D0558.png" xlink:type="simple" xlink:show="embed" xlink:actuate="onLoad"/></draw:frame>NicEdit - <text:s/>extended configuration</text:h>
        </text:list-item>
      </text:list>
      <text:p text:style-name="P13"/>
      <text:p text:style-name="P7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nicedit.com/"><text:span text:style-name="T5">http://www.nicedit.com/</text:span></text:a><text:span text:style-name="T5"> .</text:span></text:p>
      <text:p text:style-name="P11"/>
      <text:list xml:id="list29574804" text:continue-numbering="true" text:style-name="L1">
        <text:list-item>
          <text:h text:style-name="P25" text:outline-level="2"><text:s/>Thanks</text:h>
        </text:list-item>
      </text:list>
      <text:h text:style-name="P40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6">- all programmers who made xinha possible (<text:a xlink:type="simple" xlink:href="http://xinha.webfictional.com/">http://xinha.webfictional.com/</text:a>) <text:s/>especially gogo</text:p>
      <text:p text:style-name="P6">- Moxiecode Systems AB - the creators of tiny_mce (<text:a xlink:type="simple" xlink:href="http://tinymce.moxiecode.com/">http://tinymce.moxiecode.com</text:a> )</text:p>
      <text:p text:style-name="P6">- the programmers at <text:a xlink:type="simple" xlink:href="http://p4a.sourceforge.net/tinymcpuk">http://p4a.sourceforge.net/tinymcpuk</text:a> <text:s/>for their TinyMCPUK</text:p>
      <text:p text:style-name="P6">- FCKeditor (<text:a xlink:type="simple" xlink:href="http://www.fckeditor.net/">http://www.fckeditor.net</text:a> )</text:p>
      <text:p text:style-name="P6">- openWYSIWYG (<text:a xlink:type="simple" xlink:href="http://www.openwebware.com/">http://www.openwebware.com</text:a>)</text:p>
      <text:p text:style-name="P6">- nicEdit by Brian Kirchoff (<text:a xlink:type="simple" xlink:href="http://www.nicedit.com/">http://www.nicedit.com</text:a> )</text:p>
      <text:p text:style-name="P5"><text:span text:style-name="T8">- </text:span>Sébastien Gruhier<text:span text:style-name="T8"> for Prototype Window Class (</text:span><text:a xlink:type="simple" xlink:href="http://prototype-window.xilinus.com/"><text:span text:style-name="T8">http://prototype-window.xilinus.com</text:span></text:a><text:span text:style-name="T8">)</text:span></text:p>
      <text:p text:style-name="P6">- the programmers of Snoopy Class</text:p>
      <text:p text:style-name="P6">- Andreas Krapohl, who made the base module (<text:a xlink:type="simple" xlink:href="http://krapohl.info/">http://krapohl.info/</text:a>)</text:p>
      <text:p text:style-name="P6">- Frank Schummertz, Steffen Voss, Carsten Volmer und Axel Guckelsberger for their help and inspiration (<text:a xlink:type="simple" xlink:href="http://pn-cms.net/">http://pn-cms.net</text:a>)</text:p>
      <text:p text:style-name="P6">- many thanks to all other pn users for their feature request, bug reports and hints making scribite! better</text:p>
      <text:p text:style-name="P6">- translations by Daniel Neugebauer (por), Wilfried Santer (ita), tuerkyilmaz (tur), Arjen Tebbenhof (nld), Blaz Carli (slv), Dinmana (bos/hrv/srp), AnyKiller (spa), Yokav (fra), Jussuf (pol)</text:p>
      <text:p text:style-name="P6">- everyone spending time in supporting and developing Zikula/Postnuke, xinha, TinyMCE, FCKeditor, openWYSIWYG, nicEdit and all the other fine scripts</text:p>
      <text:p text:style-name="P6">- and special thanks to my wonderful girls Steffi and Charlotte ;)</text:p>
      <text:list xml:id="list29580137" text:continue-numbering="true" text:style-name="L1">
        <text:list-item>
          <text:h text:style-name="P25" text:outline-level="2"><text:s text:c="2"/>Changelog</text:h>
        </text:list-item>
      </text:list>
      <text:p text:style-name="P8">See changelog.txt</text:p>
      <text:h text:style-name="P2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/>V3.0/<text:modification-date style:data-style-name="N37">31.12.08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scribite!</dc:title>
    <meta:creation-date>2007-09-15T06:50:37</meta:creation-date>
    <dc:date>2008-12-31T09:47:17.39</dc:date>
    <meta:editing-cycles>72</meta:editing-cycles>
    <meta:editing-duration>PT15H26M41S</meta:editing-duration>
    <meta:document-statistic meta:table-count="0" meta:image-count="9" meta:object-count="0" meta:page-count="12" meta:paragraph-count="128" meta:word-count="1189" meta:character-count="8725"/>
    <dc:creator>Christophe Beaujean</dc:creator>
    <meta:user-defined meta:name="Info 1"/>
    <meta:user-defined meta:name="Info 2"/>
    <meta:user-defined meta:name="Info 3"/>
    <meta:user-defined meta:name="Info 4"/>
  </office:meta>
</office:document-meta>
</file>